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  <style:text-properties officeooo:paragraph-rsid="0007ed8a"/>
    </style:style>
    <style:style style:name="T1" style:family="text">
      <style:text-properties officeooo:rsid="0007e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les différentes étapes <text:span text:style-name="T1">que je doit faire <text:s/></text:span>pour réaliser ce projet .</text:p>
      <text:p text:style-name="P1"><text:s text:c="4"/>1. Récupération et traitement du fichier de données :</text:p>
      <text:p text:style-name="P1"><text:s text:c="4"/>• Pour récupérer le fichier, <text:span text:style-name="T1">je </text:span><text:s/><text:span text:style-name="T1">peux</text:span> utiliser la fonction "open" avec le mode "r" pour lire le fichier.</text:p>
      <text:p text:style-name="P1"><text:s text:c="4"/>• Ensuite, <text:span text:style-name="T1">je </text:span><text:s/><text:span text:style-name="T1">vais </text:span><text:s/>parcourir chaque ligne du fichier en utilisant une boucle "for" pour extraire les différentes données (numéro, prénom, nom, date de naissance, classe, note) de chaque ligne.</text:p>
      <text:p text:style-name="P1"><text:s text:c="4"/>• Pour vérifier si une ligne est valide, <text:span text:style-name="T1">je </text:span><text:s/><text:span text:style-name="T1">doit</text:span> utiliser des expressions réguliè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5:25:10.668859018</meta:creation-date>
    <dc:date>2023-02-21T15:27:19.621594177</dc:date>
    <meta:editing-duration>PT2M9S</meta:editing-duration>
    <meta:editing-cycles>1</meta:editing-cycles>
    <meta:document-statistic meta:table-count="0" meta:image-count="0" meta:object-count="0" meta:page-count="1" meta:paragraph-count="5" meta:word-count="84" meta:character-count="521" meta:non-whitespace-character-count="420"/>
    <meta:generator>LibreOffice/7.3.7.2$Linux_X86_64 LibreOffice_project/30$Build-2</meta:generator>
  </office:meta>
</office:document-meta>
</file>